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1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UTIES TOWARD THE RULERS OF THE STATE (13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UTIES TOWARD THE RULERS OF THE STATE (13:1-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we are to do (13:1, 6-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What we are to do (13:1, 6-7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e are to submit ourselves to governing authorities (13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e are to pay our taxes (13:6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We are to give honour and respect to all those to whom it is due (13:7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DUTIES TOWARD THE RULERS OF THE STATE (13:1-7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What we are to do (13:1, 6-7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Why we are to do it (13:2-5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Why we are to do it (13:2-5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Because of the power behind the throne (13: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Because of the punishment from the throne (13:3-5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DUTIES TOWARD THE RULERS OF THE STATE (13:1-7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What we are to do (13:1, 6-7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Why we are to do it (13:2-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ROMANS 13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DUTIES TOWARD THE RULERS OF THE STATE (13:1-7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DUTIES TOWARD THE REST OF THE STATE (13:8-14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-title-Title-Slide" presentation:presentation-page-layout-name="Master1-PPL1" draw:id="Slide-263">
        <draw:frame draw:id="id97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DUTIES TOWARD THE REST OF THE STATE (13:8-14)<text:s text:c="1"/></text:span><text:span text:style-name="a530" text:class-names=""/></text:p>
          </draw:text-box>
          <svg:title/>
          <svg:desc/>
        </draw:frame>
        <draw:frame draw:id="id98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Continue to love (13:8-10): God's love seeks and satisfies.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Continue to love (13:8-10): God's love seeks and satisfies.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Love seeks the best for one's neighbour (13:9-10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Love satisfies the law of God (13:8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DUTIES TOWARD THE REST OF THE STATE (13:8-14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Continue to love (13:8-10): God's love seeks and satisfies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Continue to look (13:11-14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-title-Title-Slide" presentation:presentation-page-layout-name="Master1-PPL1" draw:id="Slide-266">
        <draw:frame draw:id="id103" presentation:style-name="a572" draw:name="Title 1" svg:x="1.38in" svg:y="0.83in" svg:width="10.3in" svg:height="4.42in" presentation:class="title" presentation:placeholder="false">
          <draw:text-box>
            <text:p text:style-name="a571" text:class-names="" text:cond-style-name=""><text:span text:style-name="a569" text:class-names=""><text:s text:c="1"/>Continue to look (13:11-14).<text:s text:c="1"/></text:span><text:span text:style-name="a570" text:class-names=""/></text:p>
          </draw:text-box>
          <svg:title/>
          <svg:desc/>
        </draw:frame>
        <draw:frame draw:id="id104" presentation:style-name="a577" draw:name="Subtitle 2" svg:x="1.38in" svg:y="5.25in" svg:width="10.3in" svg:height="1.85in" presentation:class="subtitle" presentation:placeholder="false">
          <draw:text-box>
            <text:p text:style-name="a574" text:class-names="" text:cond-style-name=""><text:span text:style-name="a573" text:class-names=""><text:s text:c="1"/>The realization (13:11-12a):<text:s text:c="1"/></text:span></text:p>
            <text:p text:style-name="a576" text:class-names="" text:cond-style-name=""><text:span text:style-name="a575" text:class-names=""/></text:p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realization (13:11-12a):<text:s text:c="1"/></text:span><text:span text:style-name="a580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Time is running out (13:11a, 12a).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time of salvation is near (13:11b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Continue to look (13:11-14).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realization (13:11-12a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response (13:12b-14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<text:s text:c="1"/>The response (13:12b-14)<text:s text:c="1"/></text:span><text:span text:style-name="a610" text:class-names=""/></text:p>
          </draw:text-box>
          <svg:title/>
          <svg:desc/>
        </draw:frame>
        <draw:frame draw:id="id110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What we are to put off (13:12b, 13b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What we are to put on (13:13a, 14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5" draw:style-name="a623" draw:master-page-name="Master1-Layout12-tx-Title-and-Text" presentation:presentation-page-layout-name="Master1-PPL12" draw:id="Slide-270">
        <draw:frame draw:id="id111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Continue to look (13:11-14).<text:s text:c="1"/></text:span><text:span text:style-name="a625" text:class-names=""/></text:p>
          </draw:text-box>
          <svg:title/>
          <svg:desc/>
        </draw:frame>
        <draw:frame draw:id="id112" presentation:style-name="a637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realization (13:11-12a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response (13:12b-14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6" draw:style-name="a638" draw:master-page-name="Master1-Layout12-tx-Title-and-Text" presentation:presentation-page-layout-name="Master1-PPL12" draw:id="Slide-271">
        <draw:frame draw:id="id113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DUTIES TOWARD THE REST OF THE STATE (13:8-14)<text:s text:c="1"/></text:span><text:span text:style-name="a640" text:class-names=""/></text:p>
          </draw:text-box>
          <svg:title/>
          <svg:desc/>
        </draw:frame>
        <draw:frame draw:id="id114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Continue to love (13:8-10): God's love seeks and satisfies.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Continue to look (13:11-14).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7" draw:style-name="a653" draw:master-page-name="Master1-Layout12-tx-Title-and-Text" presentation:presentation-page-layout-name="Master1-PPL12" draw:id="Slide-272">
        <draw:frame draw:id="id115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ROMANS 13</text:span><text:span text:style-name="a655" text:class-names=""/></text:p>
          </draw:text-box>
          <svg:title/>
          <svg:desc/>
        </draw:frame>
        <draw:frame draw:id="id116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DUTIES TOWARD THE RULERS OF THE STATE (13:1-7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DUTIES TOWARD THE REST OF THE STATE (13:8-14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13</dc:title>
    <meta:initial-creator>David STRICKLAND</meta:initial-creator>
    <dc:creator>David STRICKLAND</dc:creator>
    <meta:creation-date>2020-02-23T23:22:35Z</meta:creation-date>
    <dc:date>2020-02-23T23:22:35Z</dc:date>
    <meta:template xlink:href="BibleStudy" xlink:type="simple"/>
    <meta:editing-cycles>1</meta:editing-cycles>
    <meta:editing-duration>PT0S</meta:editing-duration>
    <meta:document-statistic meta:paragraph-count="48" meta:word-count="447"/>
  </office:meta>
</office:document-meta>
</file>